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18.8cm" fo:min-width="24.696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282cm" fo:min-width="24.646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24.672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 fo:min-height="11.498cm" fo:min-width="11.795cm"/>
    </style:style>
    <style:style style:name="gr5" style:family="graphic" style:parent-style-name="standard">
      <style:graphic-properties draw:textarea-horizontal-align="justify" draw:textarea-vertical-align="middle" draw:auto-grow-height="false" fo:min-height="0.794cm" fo:min-width="0.064cm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b2b2b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398cm" fo:min-width="0.081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86cm" fo:min-width="0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5cm" svg:stroke-color="#009900" draw:marker-start-width="0.229cm" draw:marker-end-width="0.229cm" draw:fill="solid" draw:fill-color="#ccffcc" draw:textarea-horizontal-align="justify" draw:textarea-vertical-align="middle" draw:auto-grow-height="false" fo:min-height="1.612cm" fo:min-width="1.822cm" fo:padding-top="0.137cm" fo:padding-bottom="0.137cm" fo:padding-left="0.262cm" fo:padding-right="0.262cm"/>
    </style:style>
    <style:style style:name="gr13" style:family="graphic" style:parent-style-name="standard">
      <style:graphic-properties draw:fill="solid" draw:fill-color="#3333ff" draw:textarea-horizontal-align="justify" draw:textarea-vertical-align="middle" draw:auto-grow-height="false" fo:min-height="0.278cm" fo:min-width="0.558cm"/>
    </style:style>
    <style:style style:name="gr14" style:family="graphic" style:parent-style-name="standard">
      <style:graphic-properties draw:stroke="none" svg:stroke-color="#000000" draw:fill="none" draw:fill-color="#ffffff" fo:min-height="0.8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76cm"/>
      <style:paragraph-properties style:writing-mode="lr-tb"/>
    </style:style>
    <style:style style:name="gr1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9" style:family="graphic" style:parent-style-name="objectwithoutfill">
      <style:graphic-properties draw:stroke="dash" draw:stroke-dash="Fine_20_Dashed" svg:stroke-width="0.051cm" svg:stroke-color="#000000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5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1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5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solid" draw:fill-color="#ccffcc"/>
      <style:paragraph-properties fo:text-align="center"/>
    </style:style>
    <style:style style:name="P12" style:family="paragraph">
      <loext:graphic-properties draw:fill="solid" draw:fill-color="#3333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style:text-outline="false" style:font-name="Liberation Mono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eeeeee" fo:font-size="14pt" style:font-size-asian="14pt" style:font-size-complex="14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font-name="Liberation Mono" fo:font-weight="bold" style:font-weight-asian="bold" style:font-weight-complex="bold"/>
    </style:style>
    <style:style style:name="T6" style:family="text">
      <style:text-properties fo:color="#eeeee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96cm" svg:height="19.05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196cm" svg:height="0.582cm" svg:x="1.474cm" svg:y="1.27cm">
          <text:p text:style-name="P2"><text:span text:style-name="T1">Title:</text:span><text:span text:style-name="T2"> <text:s text:c="2"/>TWIPe Voltage Regulator Connections <text:s text:c="52"/></text:span><text:span text:style-name="T1">Last Editor:</text:span><text:span text:style-name="T2"> DAE <text:s text:c="3"/></text:span><text:span text:style-name="T1">Ver:</text:span><text:span text:style-name="T2"> 1 <text:s text:c="3"/></text:span><text:span text:style-name="T1">Date:</text:span><text:span text:style-name="T2"> <text:s/>2020-04-09 <text:s text:c="7"/>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196cm" svg:height="0.582cm" svg:x="1.474cm" svg:y="1.862cm">
          <text:p text:style-name="P2"><text:span text:style-name="T3">Filename:</text:span><text:span text:style-name="T4"> </text:span><text:span text:style-name="T2">SB7D-vreg.odg <text:s text:c="8"/></text:span><text:span text:style-name="T1">Related files:</text:span><text:span text:style-name="T2"> SB7pads-7D.brd <text:s text:c="24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295cm" svg:height="11.748cm" svg:x="6.35cm" svg:y="4.4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64cm" svg:height="1.044cm" svg:x="6.462cm" svg:y="9.51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0.289cm" svg:height="0.289cm" svg:x="6.611cm" svg:y="10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6.83cm" svg:y1="10.163cm" svg:x2="6.668cm" svg:y2="10.358cm">
            <text:p/>
          </draw:line>
        </draw:g>
        <draw:g>
          <draw:custom-shape draw:style-name="gr6" draw:text-style-name="P6" draw:layer="layout" svg:width="0.289cm" svg:height="0.289cm" svg:x="6.608cm" svg:y="9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6.827cm" svg:y1="9.701cm" svg:x2="6.665cm" svg:y2="9.896cm">
            <text:p/>
          </draw:line>
        </draw:g>
        <draw:custom-shape draw:style-name="gr8" draw:text-style-name="P8" draw:layer="layout" svg:width="0.581cm" svg:height="0.648cm" svg:x="6.494cm" svg:y="8.5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86cm" svg:height="1.11cm" svg:x="6.763cm" svg:y="6.9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281cm" svg:height="0.246cm" svg:x="6.473cm" svg:y="7.1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281cm" svg:height="0.246cm" svg:x="6.473cm" svg:y="7.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2cm" svg:height="0.2cm" svg:x="7.255cm" svg:y="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1" draw:layer="layout" svg:width="2.346cm" svg:height="1.886cm" svg:x="17.32cm" svg:y="5.696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6" draw:layer="layout" svg:width="0.289cm" svg:height="0.289cm" svg:x="19.281cm" svg:y="5.8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5.853cm" svg:x2="19.338cm" svg:y2="6.048cm">
                <text:p/>
              </draw:line>
            </draw:g>
            <draw:g>
              <draw:custom-shape draw:style-name="gr6" draw:text-style-name="P6" draw:layer="layout" svg:width="0.289cm" svg:height="0.289cm" svg:x="19.281cm" svg:y="6.2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6.301cm" svg:x2="19.338cm" svg:y2="6.496cm">
                <text:p/>
              </draw:line>
            </draw:g>
            <draw:g>
              <draw:custom-shape draw:style-name="gr6" draw:text-style-name="P6" draw:layer="layout" svg:width="0.289cm" svg:height="0.289cm" svg:x="19.281cm" svg:y="6.7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6.76cm" svg:x2="19.338cm" svg:y2="6.955cm">
                <text:p/>
              </draw:line>
            </draw:g>
            <draw:g>
              <draw:custom-shape draw:style-name="gr6" draw:text-style-name="P6" draw:layer="layout" svg:width="0.289cm" svg:height="0.289cm" svg:x="19.281cm" svg:y="7.1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7.224cm" svg:x2="19.338cm" svg:y2="7.419cm">
                <text:p/>
              </draw:line>
            </draw:g>
          </draw:g>
        </draw:g>
        <draw:g>
          <draw:custom-shape draw:style-name="gr12" draw:text-style-name="P11" draw:layer="layout" svg:width="2.346cm" svg:height="1.886cm" svg:x="17.32cm" svg:y="8.178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6" draw:layer="layout" svg:width="0.289cm" svg:height="0.289cm" svg:x="19.281cm" svg:y="8.2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8.34cm" svg:x2="19.338cm" svg:y2="8.535cm">
                <text:p/>
              </draw:line>
            </draw:g>
            <draw:g>
              <draw:custom-shape draw:style-name="gr6" draw:text-style-name="P6" draw:layer="layout" svg:width="0.289cm" svg:height="0.289cm" svg:x="19.281cm" svg:y="8.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8.788cm" svg:x2="19.338cm" svg:y2="8.983cm">
                <text:p/>
              </draw:line>
            </draw:g>
            <draw:g>
              <draw:custom-shape draw:style-name="gr6" draw:text-style-name="P6" draw:layer="layout" svg:width="0.289cm" svg:height="0.289cm" svg:x="19.281cm" svg:y="9.1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9.247cm" svg:x2="19.338cm" svg:y2="9.442cm">
                <text:p/>
              </draw:line>
            </draw:g>
            <draw:g>
              <draw:custom-shape draw:style-name="gr6" draw:text-style-name="P6" draw:layer="layout" svg:width="0.289cm" svg:height="0.289cm" svg:x="19.281cm" svg:y="9.66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9.711cm" svg:x2="19.338cm" svg:y2="9.906cm">
                <text:p/>
              </draw:line>
            </draw:g>
          </draw:g>
        </draw:g>
        <draw:g>
          <draw:custom-shape draw:style-name="gr12" draw:text-style-name="P11" draw:layer="layout" svg:width="2.346cm" svg:height="1.886cm" svg:x="17.32cm" svg:y="10.622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6" draw:layer="layout" svg:width="0.289cm" svg:height="0.289cm" svg:x="19.281cm" svg:y="10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0.789cm" svg:x2="19.338cm" svg:y2="10.984cm">
                <text:p/>
              </draw:line>
            </draw:g>
            <draw:g>
              <draw:custom-shape draw:style-name="gr6" draw:text-style-name="P6" draw:layer="layout" svg:width="0.289cm" svg:height="0.289cm" svg:x="19.281cm" svg:y="11.1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1.237cm" svg:x2="19.338cm" svg:y2="11.432cm">
                <text:p/>
              </draw:line>
            </draw:g>
            <draw:g>
              <draw:custom-shape draw:style-name="gr6" draw:text-style-name="P6" draw:layer="layout" svg:width="0.289cm" svg:height="0.289cm" svg:x="19.281cm" svg:y="11.6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1.696cm" svg:x2="19.338cm" svg:y2="11.891cm">
                <text:p/>
              </draw:line>
            </draw:g>
            <draw:g>
              <draw:custom-shape draw:style-name="gr6" draw:text-style-name="P6" draw:layer="layout" svg:width="0.289cm" svg:height="0.289cm" svg:x="19.281cm" svg:y="12.1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2.16cm" svg:x2="19.338cm" svg:y2="12.355cm">
                <text:p/>
              </draw:line>
            </draw:g>
          </draw:g>
        </draw:g>
        <draw:g>
          <draw:custom-shape draw:style-name="gr12" draw:text-style-name="P11" draw:layer="layout" svg:width="2.346cm" svg:height="1.886cm" svg:x="17.32cm" svg:y="13.027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6" draw:layer="layout" svg:width="0.289cm" svg:height="0.289cm" svg:x="19.281cm" svg:y="13.1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3.199cm" svg:x2="19.338cm" svg:y2="13.394cm">
                <text:p/>
              </draw:line>
            </draw:g>
            <draw:g>
              <draw:custom-shape draw:style-name="gr6" draw:text-style-name="P6" draw:layer="layout" svg:width="0.289cm" svg:height="0.289cm" svg:x="19.281cm" svg:y="13.5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3.647cm" svg:x2="19.338cm" svg:y2="13.842cm">
                <text:p/>
              </draw:line>
            </draw:g>
            <draw:g>
              <draw:custom-shape draw:style-name="gr6" draw:text-style-name="P6" draw:layer="layout" svg:width="0.289cm" svg:height="0.289cm" svg:x="19.281cm" svg:y="14.0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4.106cm" svg:x2="19.338cm" svg:y2="14.301cm">
                <text:p/>
              </draw:line>
            </draw:g>
            <draw:g>
              <draw:custom-shape draw:style-name="gr6" draw:text-style-name="P6" draw:layer="layout" svg:width="0.289cm" svg:height="0.289cm" svg:x="19.281cm" svg:y="14.5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9.5cm" svg:y1="14.57cm" svg:x2="19.338cm" svg:y2="14.765cm">
                <text:p/>
              </draw:line>
            </draw:g>
          </draw:g>
        </draw:g>
        <draw:custom-shape draw:style-name="gr13" draw:text-style-name="P12" draw:layer="layout" svg:width="1.058cm" svg:height="0.528cm" svg:x="16.063cm" svg:y="15.28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0.21cm" svg:height="0.215cm" svg:x="16.099cm" svg:y="15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6.258cm" svg:y1="15.368cm" svg:x2="16.14cm" svg:y2="15.513cm">
            <text:p/>
          </draw:line>
        </draw:g>
        <draw:frame draw:style-name="gr14" draw:text-style-name="P13" draw:layer="layout" svg:width="7.249cm" svg:height="1.111cm" svg:x="9.763cm" svg:y="4.498cm">
          <draw:text-box>
            <text:p><text:span text:style-name="T5">LM2596-Power</text:span></text:p>
          </draw:text-box>
        </draw:frame>
        <draw:custom-shape draw:style-name="gr11" draw:text-style-name="P10" draw:layer="layout" svg:width="0.2cm" svg:height="0.2cm" svg:x="16.049cm" svg:y="4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2cm" svg:height="0.2cm" svg:x="16.049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2cm" svg:height="0.2cm" svg:x="16.049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2cm" svg:height="0.2cm" svg:x="16.049cm" svg:y="1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3.228cm" svg:height="2.471cm" svg:x="7.262cm" svg:y="7.911cm">
          <draw:text-box>
            <text:p><text:span text:style-name="T6">Ignore</text:span></text:p>
            <text:p><text:span text:style-name="T6">deceptive</text:span></text:p>
            <text:p><text:span text:style-name="T6">silkscreen</text:span></text:p>
            <text:p><text:span text:style-name="T6">here</text:span></text:p>
          </draw:text-box>
        </draw:frame>
        <draw:frame draw:style-name="gr16" draw:text-style-name="P14" draw:layer="layout" svg:width="1.521cm" svg:height="0.926cm" svg:x="16.245cm" svg:y="4.392cm">
          <draw:text-box>
            <text:p><text:span text:style-name="T6">D9</text:span></text:p>
          </draw:text-box>
        </draw:frame>
        <draw:frame draw:style-name="gr16" draw:text-style-name="P14" draw:layer="layout" svg:width="1.521cm" svg:height="0.926cm" svg:x="15.002cm" svg:y="6.852cm">
          <draw:text-box>
            <text:p><text:span text:style-name="T6">D7</text:span></text:p>
          </draw:text-box>
        </draw:frame>
        <draw:frame draw:style-name="gr16" draw:text-style-name="P14" draw:layer="layout" svg:width="1.521cm" svg:height="0.926cm" svg:x="14.976cm" svg:y="9.564cm">
          <draw:text-box>
            <text:p><text:span text:style-name="T6">D8</text:span></text:p>
          </draw:text-box>
        </draw:frame>
        <draw:frame draw:style-name="gr16" draw:text-style-name="P14" draw:layer="layout" svg:width="1.521cm" svg:height="0.926cm" svg:x="14.741cm" svg:y="12.077cm">
          <draw:text-box>
            <text:p><text:span text:style-name="T6">D10</text:span></text:p>
          </draw:text-box>
        </draw:frame>
        <draw:line draw:style-name="gr17" draw:text-style-name="P7" draw:layer="layout" svg:x1="5.146cm" svg:y1="9.776cm" svg:x2="6.429cm" svg:y2="9.776cm">
          <text:p/>
        </draw:line>
        <draw:line draw:style-name="gr17" draw:text-style-name="P7" draw:layer="layout" svg:x1="5.146cm" svg:y1="10.265cm" svg:x2="6.429cm" svg:y2="10.265cm">
          <text:p/>
        </draw:line>
        <draw:frame draw:style-name="gr18" draw:text-style-name="P16" draw:layer="layout" svg:width="1.72cm" svg:height="1.199cm" svg:x="3.612cm" svg:y="9.407cm">
          <draw:text-box>
            <text:p text:style-name="P15"><text:span text:style-name="T2">Input</text:span></text:p>
            <text:p text:style-name="P15"><text:span text:style-name="T2">GND</text:span></text:p>
          </draw:text-box>
        </draw:frame>
        <draw:frame draw:style-name="gr16" draw:text-style-name="P14" draw:layer="layout" svg:width="1.521cm" svg:height="0.926cm" svg:x="7.421cm" svg:y="4.908cm">
          <draw:text-box>
            <text:p><text:span text:style-name="T6">D1</text:span></text:p>
          </draw:text-box>
        </draw:frame>
        <draw:line draw:style-name="gr19" draw:text-style-name="P7" draw:layer="layout" svg:x1="5.04cm" svg:y1="6.8cm" svg:x2="6.429cm" svg:y2="7.197cm">
          <text:p/>
        </draw:line>
        <draw:line draw:style-name="gr19" draw:text-style-name="P7" draw:layer="layout" svg:x1="5.04cm" svg:y1="7.885cm" svg:x2="6.416cm" svg:y2="7.607cm">
          <text:p/>
        </draw:line>
        <draw:frame draw:style-name="gr20" draw:text-style-name="P16" draw:layer="layout" svg:width="2.062cm" svg:height="0.779cm" svg:x="3.097cm" svg:y="7.56cm">
          <draw:text-box>
            <text:p text:style-name="P15"><text:span text:style-name="T2">Enable</text:span></text:p>
          </draw:text-box>
        </draw:frame>
        <draw:frame draw:style-name="gr21" draw:text-style-name="P16" draw:layer="layout" svg:width="2.062cm" svg:height="0.801cm" svg:x="3.107cm" svg:y="6.387cm">
          <draw:text-box>
            <text:p text:style-name="P15"><text:span text:style-name="T2">Disable</text:span></text:p>
          </draw:text-box>
        </draw:frame>
        <draw:line draw:style-name="gr17" draw:text-style-name="P7" draw:layer="layout" svg:x1="19.699cm" svg:y1="5.939cm" svg:x2="20.982cm" svg:y2="5.939cm">
          <text:p/>
        </draw:line>
        <draw:line draw:style-name="gr17" draw:text-style-name="P7" draw:layer="layout" svg:x1="19.699cm" svg:y1="6.402cm" svg:x2="20.982cm" svg:y2="6.402cm">
          <text:p/>
        </draw:line>
        <draw:line draw:style-name="gr17" draw:text-style-name="P7" draw:layer="layout" svg:x1="19.699cm" svg:y1="6.852cm" svg:x2="20.982cm" svg:y2="6.852cm">
          <text:p/>
        </draw:line>
        <draw:line draw:style-name="gr17" draw:text-style-name="P7" draw:layer="layout" svg:x1="19.699cm" svg:y1="7.302cm" svg:x2="20.982cm" svg:y2="7.302cm">
          <text:p/>
        </draw:line>
        <draw:frame draw:style-name="gr22" draw:text-style-name="P18" draw:layer="layout" svg:width="1.707cm" svg:height="2.147cm" svg:x="20.889cm" svg:y="5.571cm">
          <draw:text-box>
            <text:p text:style-name="P17"><text:span text:style-name="T2">GND</text:span></text:p>
            <text:p text:style-name="P17"><text:span text:style-name="T2">GND</text:span></text:p>
            <text:p text:style-name="P17"><text:span text:style-name="T2">3V3</text:span></text:p>
            <text:p text:style-name="P17"><text:span text:style-name="T2">3V3</text:span></text:p>
          </draw:text-box>
        </draw:frame>
        <draw:line draw:style-name="gr17" draw:text-style-name="P7" draw:layer="layout" svg:x1="19.699cm" svg:y1="8.439cm" svg:x2="20.982cm" svg:y2="8.439cm">
          <text:p/>
        </draw:line>
        <draw:line draw:style-name="gr17" draw:text-style-name="P7" draw:layer="layout" svg:x1="19.699cm" svg:y1="8.902cm" svg:x2="20.982cm" svg:y2="8.902cm">
          <text:p/>
        </draw:line>
        <draw:line draw:style-name="gr17" draw:text-style-name="P7" draw:layer="layout" svg:x1="19.699cm" svg:y1="9.352cm" svg:x2="20.982cm" svg:y2="9.352cm">
          <text:p/>
        </draw:line>
        <draw:line draw:style-name="gr17" draw:text-style-name="P7" draw:layer="layout" svg:x1="19.699cm" svg:y1="9.802cm" svg:x2="20.982cm" svg:y2="9.802cm">
          <text:p/>
        </draw:line>
        <draw:frame draw:style-name="gr22" draw:text-style-name="P18" draw:layer="layout" svg:width="1.707cm" svg:height="2.147cm" svg:x="20.889cm" svg:y="8.071cm">
          <draw:text-box>
            <text:p text:style-name="P17"><text:span text:style-name="T2">GND</text:span></text:p>
            <text:p text:style-name="P17"><text:span text:style-name="T2">GND</text:span></text:p>
            <text:p text:style-name="P17"><text:span text:style-name="T2">5V</text:span></text:p>
            <text:p text:style-name="P17"><text:span text:style-name="T2">5V</text:span></text:p>
          </draw:text-box>
        </draw:frame>
        <draw:line draw:style-name="gr17" draw:text-style-name="P7" draw:layer="layout" svg:x1="19.699cm" svg:y1="10.873cm" svg:x2="20.982cm" svg:y2="10.873cm">
          <text:p/>
        </draw:line>
        <draw:line draw:style-name="gr17" draw:text-style-name="P7" draw:layer="layout" svg:x1="19.699cm" svg:y1="11.336cm" svg:x2="20.982cm" svg:y2="11.336cm">
          <text:p/>
        </draw:line>
        <draw:line draw:style-name="gr17" draw:text-style-name="P7" draw:layer="layout" svg:x1="19.699cm" svg:y1="11.786cm" svg:x2="20.982cm" svg:y2="11.786cm">
          <text:p/>
        </draw:line>
        <draw:line draw:style-name="gr17" draw:text-style-name="P7" draw:layer="layout" svg:x1="19.699cm" svg:y1="12.236cm" svg:x2="20.982cm" svg:y2="12.236cm">
          <text:p/>
        </draw:line>
        <draw:frame draw:style-name="gr22" draw:text-style-name="P18" draw:layer="layout" svg:width="1.707cm" svg:height="2.147cm" svg:x="20.889cm" svg:y="10.505cm">
          <draw:text-box>
            <text:p text:style-name="P17"><text:span text:style-name="T2">GND</text:span></text:p>
            <text:p text:style-name="P17"><text:span text:style-name="T2">GND</text:span></text:p>
            <text:p text:style-name="P17"><text:span text:style-name="T2">12V</text:span></text:p>
            <text:p text:style-name="P17"><text:span text:style-name="T2">12V</text:span></text:p>
          </draw:text-box>
        </draw:frame>
        <draw:line draw:style-name="gr17" draw:text-style-name="P7" draw:layer="layout" svg:x1="19.699cm" svg:y1="13.294cm" svg:x2="20.982cm" svg:y2="13.294cm">
          <text:p/>
        </draw:line>
        <draw:line draw:style-name="gr17" draw:text-style-name="P7" draw:layer="layout" svg:x1="19.699cm" svg:y1="13.757cm" svg:x2="20.982cm" svg:y2="13.757cm">
          <text:p/>
        </draw:line>
        <draw:line draw:style-name="gr17" draw:text-style-name="P7" draw:layer="layout" svg:x1="19.699cm" svg:y1="14.207cm" svg:x2="20.982cm" svg:y2="14.207cm">
          <text:p/>
        </draw:line>
        <draw:line draw:style-name="gr17" draw:text-style-name="P7" draw:layer="layout" svg:x1="19.699cm" svg:y1="14.657cm" svg:x2="20.982cm" svg:y2="14.657cm">
          <text:p/>
        </draw:line>
        <draw:frame draw:style-name="gr22" draw:text-style-name="P18" draw:layer="layout" svg:width="1.707cm" svg:height="2.147cm" svg:x="20.889cm" svg:y="12.926cm">
          <draw:text-box>
            <text:p text:style-name="P17"><text:span text:style-name="T2">GND</text:span></text:p>
            <text:p text:style-name="P17"><text:span text:style-name="T2">GND</text:span></text:p>
            <text:p text:style-name="P17"><text:span text:style-name="T2">ADJ</text:span></text:p>
            <text:p text:style-name="P17"><text:span text:style-name="T2">ADJ</text:span></text:p>
          </draw:text-box>
        </draw:frame>
        <draw:frame draw:style-name="gr23" draw:text-style-name="P19" draw:layer="layout" svg:width="18.203cm" svg:height="2.354cm" svg:x="2.739cm" svg:y="16.987cm">
          <draw:text-box>
            <text:p><text:span text:style-name="T2">If switch is disabled, no LEDs are lit, and there are no output voltages</text:span></text:p>
            <text:p><text:span text:style-name="T2">If switch is enabled, all 5 LEDs are lit, and output voltages are present</text:span></text:p>
            <text:p><text:span text:style-name="T2"/></text:p>
            <text:p><text:span text:style-name="T2">All 9 GND connections are bridged together</text:span></text:p>
          </draw:text-box>
        </draw:frame>
        <draw:line draw:style-name="gr19" draw:text-style-name="P7" draw:layer="layout" svg:x1="20.256cm" svg:y1="16.09cm" svg:x2="17.333cm" svg:y2="15.686cm">
          <text:p/>
        </draw:line>
        <draw:frame draw:style-name="gr24" draw:text-style-name="P18" draw:layer="layout" svg:width="3.948cm" svg:height="2.754cm" svg:x="20.393cm" svg:y="15.802cm">
          <draw:text-box>
            <text:p text:style-name="P17"><text:span text:style-name="T2">Control pot for adjustable output voltage appearing on bottom output connect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10T01:11:53.390000000</dc:date>
    <meta:editing-duration>PT17M1S</meta:editing-duration>
    <meta:editing-cycles>3</meta:editing-cycles>
    <meta:generator>LibreOffice/6.3.5.2$Windows_X86_64 LibreOffice_project/dd0751754f11728f69b42ee2af66670068624673</meta:generator>
    <meta:document-statistic meta:object-count="121"/>
  </office:meta>
</office:document-meta>
</file>